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1A00000199CBD2E4DF140F03EE.png" manifest:media-type="image/png"/>
  <manifest:file-entry manifest:full-path="Pictures/100000000000023A000001A6492098F59C3091F1.png" manifest:media-type="image/png"/>
  <manifest:file-entry manifest:full-path="Pictures/1000000000000240000001A3948C07BA7C5EC4B9.png" manifest:media-type="image/png"/>
  <manifest:file-entry manifest:full-path="Pictures/1000000000000223000001A64FF8C99C3BCE8AF9.png" manifest:media-type="image/png"/>
  <manifest:file-entry manifest:full-path="Pictures/10000000000002340000019D884314BF4F18F319.png" manifest:media-type="image/png"/>
  <manifest:file-entry manifest:full-path="Pictures/10000000000002210000019C45E6BAF49A80087F.png" manifest:media-type="image/png"/>
  <manifest:file-entry manifest:full-path="Pictures/1000000000000238000001A256B1D4DC488E44BA.png" manifest:media-type="image/png"/>
  <manifest:file-entry manifest:full-path="Pictures/10000000000002300000019AE6AD49CCAB61598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77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524cm" svg:y="4.483cm" presentation:class="title" presentation:user-transformed="true">
          <draw:text-box>
            <text:p>Colorful scatterplots by Matte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1.778cm" svg:x="1.725cm" svg:y="0.254cm" presentation:class="title" presentation:user-transformed="true">
          <draw:text-box>
            <text:p><text:span text:style-name="T1">The forbidden sandbox: prototyping with MNIST</text:span></text:p>
          </draw:text-box>
        </draw:frame>
        <draw:frame draw:style-name="gr2" draw:text-style-name="P3" draw:layer="layout" svg:width="4.242cm" svg:height="0.962cm" draw:transform="rotate (1.41354216119021) translate (0.416cm 7.746cm)">
          <draw:text-box>
            <text:p><text:span text:style-name="T2">Autoencoder</text:span></text:p>
          </draw:text-box>
        </draw:frame>
        <draw:frame draw:style-name="gr3" draw:text-style-name="P3" draw:layer="layout" svg:width="4.58cm" svg:height="1.016cm" draw:transform="rotate (1.43588237561573) translate (0.341cm 14.441cm)">
          <draw:text-box>
            <text:p><text:span text:style-name="T2">Digit classifier </text:span></text:p>
          </draw:text-box>
        </draw:frame>
        <draw:frame draw:style-name="gr2" draw:text-style-name="P3" draw:layer="layout" svg:width="3.048cm" svg:height="0.962cm" svg:x="5.342cm" svg:y="2.086cm">
          <draw:text-box>
            <text:p><text:span text:style-name="T2">With KL</text:span></text:p>
          </draw:text-box>
        </draw:frame>
        <draw:frame draw:style-name="gr2" draw:text-style-name="P3" draw:layer="layout" svg:width="3.048cm" svg:height="0.962cm" svg:x="13.462cm" svg:y="2.032cm">
          <draw:text-box>
            <text:p><text:span text:style-name="T2">No KL</text:span></text:p>
          </draw:text-box>
        </draw:frame>
        <draw:frame draw:style-name="gr4" draw:text-style-name="P4" draw:layer="layout" svg:width="8.694cm" svg:height="6.436cm" svg:x="10.114cm" svg:y="9.144cm">
          <draw:image xlink:href="Pictures/100000000000023A000001A6492098F59C3091F1.png" xlink:type="simple" xlink:show="embed" xlink:actuate="onLoad" loext:mime-type="image/png">
            <text:p/>
          </draw:image>
        </draw:frame>
        <draw:frame draw:style-name="gr4" draw:text-style-name="P4" draw:layer="layout" svg:width="8.148cm" svg:height="6.193cm" svg:x="2.12cm" svg:y="9.301cm">
          <draw:image xlink:href="Pictures/100000000000021A00000199CBD2E4DF140F03EE.png" xlink:type="simple" xlink:show="embed" xlink:actuate="onLoad" loext:mime-type="image/png">
            <text:p/>
          </draw:image>
        </draw:frame>
        <draw:frame draw:style-name="gr4" draw:text-style-name="P4" draw:layer="layout" svg:width="8.229cm" svg:height="6.348cm" svg:x="2.039cm" svg:y="2.852cm">
          <draw:image xlink:href="Pictures/1000000000000223000001A64FF8C99C3BCE8AF9.png" xlink:type="simple" xlink:show="embed" xlink:actuate="onLoad" loext:mime-type="image/png">
            <text:p/>
          </draw:image>
        </draw:frame>
        <draw:frame draw:style-name="gr4" draw:text-style-name="P4" draw:layer="layout" svg:width="8.275cm" svg:height="6.255cm" svg:x="10.368cm" svg:y="2.945cm">
          <draw:image xlink:href="Pictures/10000000000002210000019C45E6BAF49A80087F.png" xlink:type="simple" xlink:show="embed" xlink:actuate="onLoad" loext:mime-type="image/png">
            <text:p/>
          </draw:image>
        </draw:frame>
        <draw:frame draw:style-name="gr4" draw:text-style-name="P4" draw:layer="layout" svg:width="8.519cm" svg:height="6.237cm" svg:x="18.908cm" svg:y="9.257cm">
          <draw:image xlink:href="Pictures/10000000000002300000019AE6AD49CCAB615980.png" xlink:type="simple" xlink:show="embed" xlink:actuate="onLoad" loext:mime-type="image/png">
            <text:p/>
          </draw:image>
        </draw:frame>
        <draw:frame draw:style-name="gr2" draw:text-style-name="P3" draw:layer="layout" svg:width="5.08cm" svg:height="0.962cm" svg:x="21.374cm" svg:y="2.032cm">
          <draw:text-box>
            <text:p><text:span text:style-name="T2">KL “annealing”</text:span></text:p>
          </draw:text-box>
        </draw:frame>
        <draw:frame draw:style-name="gr4" draw:text-style-name="P4" draw:layer="layout" svg:width="8.636cm" svg:height="6.323cm" svg:x="19.05cm" svg:y="2.934cm">
          <draw:image xlink:href="Pictures/10000000000002340000019D884314BF4F18F3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4" draw:text-style-name="P4" draw:layer="layout" svg:width="10.963cm" svg:height="8.068cm" svg:x="2.27cm" svg:y="1.616cm">
          <draw:image xlink:href="Pictures/1000000000000238000001A256B1D4DC488E44BA.png" xlink:type="simple" xlink:show="embed" xlink:actuate="onLoad" loext:mime-type="image/png">
            <text:p/>
          </draw:image>
        </draw:frame>
        <draw:frame draw:style-name="gr4" draw:text-style-name="P4" draw:layer="layout" svg:width="11.27cm" svg:height="8.198cm" svg:x="14.645cm" svg:y="1.616cm">
          <draw:image xlink:href="Pictures/1000000000000240000001A3948C07BA7C5EC4B9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0.962cm" svg:x="16.926cm" svg:y="2.686cm">
          <draw:text-box>
            <text:p><text:span text:style-name="T2">With KL</text:span></text:p>
          </draw:text-box>
        </draw:frame>
        <draw:frame draw:style-name="gr2" draw:text-style-name="P3" draw:layer="layout" svg:width="3.048cm" svg:height="0.962cm" svg:x="9.382cm" svg:y="4.718cm">
          <draw:text-box>
            <text:p><text:span text:style-name="T2">No KL</text:span></text:p>
          </draw:text-box>
        </draw:frame>
        <draw:frame draw:style-name="gr5" draw:text-style-name="P5" draw:layer="layout" svg:width="5.863cm" svg:height="1.195cm" svg:x="11.417cm" svg:y="0.47cm">
          <draw:text-box>
            <text:p><text:span text:style-name="T3">Digit classifier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1T11:41:41.633966135</meta:creation-date>
    <dc:date>2020-03-05T14:16:27.335817255</dc:date>
    <meta:editing-duration>P4DT7H10M24S</meta:editing-duration>
    <meta:editing-cycles>22</meta:editing-cycles>
    <meta:generator>LibreOffice/6.4.0.3$Linux_X86_64 LibreOffice_project/40$Build-3</meta:generator>
    <meta:document-statistic meta:object-count="45"/>
  </office:meta>
</office:document-meta>
</file>